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2D8F79B52CC65E43E1A.png" manifest:media-type="image/png"/>
  <manifest:file-entry manifest:full-path="Pictures/1000000000000271000002219E1495FE59DFAD30.png" manifest:media-type="image/png"/>
  <manifest:file-entry manifest:full-path="Pictures/10000000000002BC0000025280B363AC60110A33.png" manifest:media-type="image/png"/>
  <manifest:file-entry manifest:full-path="Pictures/100000000000027B00000235173B3784744FC219.png" manifest:media-type="image/png"/>
  <manifest:file-entry manifest:full-path="Pictures/100000000000028600000186A12EC8140D139897.png" manifest:media-type="image/png"/>
  <manifest:file-entry manifest:full-path="Pictures/10000000000002770000022D1E8834009C59D800.png" manifest:media-type="image/png"/>
  <manifest:file-entry manifest:full-path="Pictures/100000000000028100000235E86B3B011AB1A1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111cm" svg:y="0.212cm" svg:width="16.96cm" svg:height="14.949cm" draw:z-index="0"><draw:image xlink:href="Pictures/100000000000028100000235E86B3B011AB1A1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x="0.153cm" svg:y="0.048cm" svg:width="16.695cm" svg:height="14.737cm" draw:z-index="1"><draw:image xlink:href="Pictures/10000000000002770000022D1E8834009C59D800.png" xlink:type="simple" xlink:show="embed" xlink:actuate="onLoad" loext:mime-type="image/png"/></draw:frame><draw:frame draw:style-name="fr2" draw:name="Imagen3" text:anchor-type="char" svg:x="0.347cm" svg:y="14.57cm" svg:width="13.767cm" svg:height="8.311cm" draw:z-index="2"><draw:image xlink:href="Pictures/100000000000028600000186A12EC8140D13989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char" svg:x="0.101cm" svg:y="0.058cm" svg:width="16.801cm" svg:height="14.949cm" draw:z-index="3"><draw:image xlink:href="Pictures/100000000000027B00000235173B3784744FC21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0cm" svg:y="0.27cm" svg:width="17cm" svg:height="14.425cm" draw:z-index="4"><draw:image xlink:href="Pictures/10000000000002BC0000025280B363AC60110A33.png" xlink:type="simple" xlink:show="embed" xlink:actuate="onLoad" loext:mime-type="image/png"/></draw:frame><text:soft-page-break/></text:p>
      <text:p text:style-name="Standard"/>
      <text:p text:style-name="Standard"><draw:frame draw:style-name="fr2" draw:name="Imagen6" text:anchor-type="char" svg:x="0.206cm" svg:y="0.213cm" svg:width="16.536cm" svg:height="14.42cm" draw:z-index="5"><draw:image xlink:href="Pictures/1000000000000271000002219E1495FE59DFAD30.png" xlink:type="simple" xlink:show="embed" xlink:actuate="onLoad" loext:mime-type="image/png"/></draw:frame><text:soft-page-break/></text:p>
      <text:p text:style-name="Standard"/>
      <text:p text:style-name="Standard"><text:soft-page-break/></text:p>
      <text:p text:style-name="Standard"/>
      <text:p text:style-name="Standard"><draw:frame draw:style-name="fr1" draw:name="Imagen7" text:anchor-type="char" svg:width="16.378cm" svg:height="19.262cm" draw:z-index="6"><draw:image xlink:href="Pictures/100000000000026B000002D8F79B52CC65E43E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3:24:32.796099044</meta:creation-date>
    <dc:date>2023-05-22T13:35:23.779740633</dc:date>
    <meta:editing-duration>PT10M51S</meta:editing-duration>
    <meta:editing-cycles>1</meta:editing-cycles>
    <meta:document-statistic meta:table-count="0" meta:image-count="7" meta:object-count="0" meta:page-count="6" meta:paragraph-count="0" meta:word-count="0" meta:character-count="0" meta:non-whitespace-character-count="0"/>
    <meta:generator>LibreOffice/6.4.2.2$Linux_X86_64 LibreOffice_project/40$Build-2</meta:generator>
  </office:meta>
</office:document-meta>
</file>